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5.008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3.858cm"/>
    </style:style>
    <style:style style:name="co36" style:family="table-column">
      <style:table-column-properties fo:break-before="auto" style:column-width="7.648cm"/>
    </style:style>
    <style:style style:name="co37" style:family="table-column">
      <style:table-column-properties fo:break-before="auto" style:column-width="3.517cm"/>
    </style:style>
    <style:style style:name="co3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0">
      <style:table-cell-properties fo:wrap-option="wrap"/>
    </style:style>
    <style:style style:name="ce4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16">
            <text:p>16/12</text:p>
          </table:table-cell>
          <table:table-cell table:style-name="ce23" office:value-type="date" office:date-value="2015-12-15">
            <text:p>15/12</text:p>
          </table:table-cell>
          <table:table-cell table:style-name="ce23" office:value-type="date" office:date-value="2015-12-14">
            <text:p>14/12</text:p>
          </table:table-cell>
          <table:table-cell table:style-name="ce23" office:value-type="date" office:date-value="2015-12-13">
            <text:p>13/12</text:p>
          </table:table-cell>
          <table:table-cell table:style-name="ce23" office:value-type="date" office:date-value="2015-12-12">
            <text:p>12/12</text:p>
          </table:table-cell>
          <table:table-cell table:style-name="ce23" office:value-type="date" office:date-value="2015-12-11">
            <text:p>11/12</text:p>
          </table:table-cell>
          <table:table-cell table:style-name="ce23" office:value-type="date" office:date-value="2015-12-10">
            <text:p>10/12</text:p>
          </table:table-cell>
          <table:table-cell table:style-name="ce23" office:value-type="date" office:date-value="2015-12-09">
            <text:p>09/12</text:p>
          </table:table-cell>
          <table:table-cell table:style-name="ce23" office:value-type="date" office:date-value="2015-12-08">
            <text:p>08/12</text:p>
          </table:table-cell>
          <table:table-cell table:style-name="ce23" office:value-type="date" office:date-value="2015-12-07">
            <text:p>07/12</text:p>
          </table:table-cell>
          <table:table-cell table:style-name="ce23" office:value-type="date" office:date-value="2015-12-06">
            <text:p>06/12</text:p>
          </table:table-cell>
          <table:table-cell table:style-name="ce23" office:value-type="date" office:date-value="2015-12-05">
            <text:p>05/12</text:p>
          </table:table-cell>
          <table:table-cell table:style-name="ce23" office:value-type="date" office:date-value="2015-12-04">
            <text:p>04/12</text:p>
          </table:table-cell>
          <table:table-cell table:style-name="ce23" office:value-type="date" office:date-value="2015-12-03">
            <text:p>03/12</text:p>
          </table:table-cell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00"/>
        </table:table-row>
        <table:table-row table:style-name="ro11" table:visibility="collapse">
          <table:table-cell table:style-name="ce13"/>
          <table:table-cell table:style-name="ce25" table:number-columns-repeated="306"/>
          <table:table-cell table:style-name="ce23"/>
          <table:table-cell table:style-name="Default" table:number-columns-repeated="16"/>
          <table:table-cell table:style-name="ce23" table:number-columns-repeated="700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U6])" office:value-type="float" office:value="1525.5">
            <text:p>1525,5</text:p>
          </table:table-cell>
          <table:table-cell table:style-name="ce27"/>
          <table:table-cell table:style-name="ce27" table:formula="of:=SUM([.D7:.D41])" office:value-type="float" office:value="9">
            <text:p>9,0</text:p>
          </table:table-cell>
          <table:table-cell table:style-name="ce27" table:formula="of:=SUM([.E7:.E41])" office:value-type="float" office:value="8">
            <text:p>8,0</text:p>
          </table:table-cell>
          <table:table-cell table:style-name="ce27" table:formula="of:=SUM([.F7:.F41])" office:value-type="float" office:value="6">
            <text:p>6,0</text:p>
          </table:table-cell>
          <table:table-cell table:style-name="ce27" table:formula="of:=SUM([.G7:.G41])" office:value-type="float" office:value="1">
            <text:p>1,0</text:p>
          </table:table-cell>
          <table:table-cell table:style-name="ce27" table:formula="of:=SUM([.H7:.H41])" office:value-type="float" office:value="8">
            <text:p>8,0</text:p>
          </table:table-cell>
          <table:table-cell table:style-name="ce27" table:formula="of:=SUM([.I7:.I41])" office:value-type="float" office:value="6">
            <text:p>6,0</text:p>
          </table:table-cell>
          <table:table-cell table:style-name="ce27" table:formula="of:=SUM([.J7:.J41])" office:value-type="float" office:value="9.5">
            <text:p>9,5</text:p>
          </table:table-cell>
          <table:table-cell table:style-name="ce27" table:formula="of:=SUM([.K7:.K41])" office:value-type="float" office:value="6.5">
            <text:p>6,5</text:p>
          </table:table-cell>
          <table:table-cell table:style-name="ce27" table:formula="of:=SUM([.L7:.L41])" office:value-type="float" office:value="9">
            <text:p>9,0</text:p>
          </table:table-cell>
          <table:table-cell table:style-name="ce27" table:formula="of:=SUM([.M7:.M41])" office:value-type="float" office:value="7.5">
            <text:p>7,5</text:p>
          </table:table-cell>
          <table:table-cell table:style-name="ce27" table:formula="of:=SUM([.N7:.N41])" office:value-type="float" office:value="3">
            <text:p>3,0</text:p>
          </table:table-cell>
          <table:table-cell table:style-name="ce27" table:formula="of:=SUM([.O7:.O41])" office:value-type="float" office:value="0">
            <text:p>0,0</text:p>
          </table:table-cell>
          <table:table-cell table:style-name="ce27" table:formula="of:=SUM([.P7:.P41])" office:value-type="float" office:value="4.5">
            <text:p>4,5</text:p>
          </table:table-cell>
          <table:table-cell table:style-name="ce27" table:formula="of:=SUM([.Q7:.Q41])" office:value-type="float" office:value="10">
            <text:p>10,0</text:p>
          </table:table-cell>
          <table:table-cell table:style-name="ce27" table:formula="of:=SUM([.R7:.R41])" office:value-type="float" office:value="2">
            <text:p>2,0</text:p>
          </table:table-cell>
          <table:table-cell table:style-name="ce27" table:formula="of:=SUM([.S7:.S41])" office:value-type="float" office:value="9">
            <text:p>9,0</text:p>
          </table:table-cell>
          <table:table-cell table:style-name="ce27" table:formula="of:=SUM([.T7:.T41])" office:value-type="float" office:value="7.5">
            <text:p>7,5</text:p>
          </table:table-cell>
          <table:table-cell table:style-name="ce27" table:formula="of:=SUM([.U7:.U41])" office:value-type="float" office:value="1.5">
            <text:p>1,5</text:p>
          </table:table-cell>
          <table:table-cell table:style-name="ce27" table:formula="of:=SUM([.V7:.V41])" office:value-type="float" office:value="3">
            <text:p>3,0</text:p>
          </table:table-cell>
          <table:table-cell table:style-name="ce27" table:formula="of:=SUM([.W7:.W41])" office:value-type="float" office:value="9">
            <text:p>9,0</text:p>
          </table:table-cell>
          <table:table-cell table:style-name="ce27" table:formula="of:=SUM([.X7:.X41])" office:value-type="float" office:value="5.5">
            <text:p>5,5</text:p>
          </table:table-cell>
          <table:table-cell table:style-name="ce27" table:formula="of:=SUM([.Y7:.Y41])" office:value-type="float" office:value="10.5">
            <text:p>10,5</text:p>
          </table:table-cell>
          <table:table-cell table:style-name="ce27" table:formula="of:=SUM([.Z7:.Z41])" office:value-type="float" office:value="9.5">
            <text:p>9,5</text:p>
          </table:table-cell>
          <table:table-cell table:style-name="ce27" table:formula="of:=SUM([.AA7:.AA41])" office:value-type="float" office:value="5.5">
            <text:p>5,5</text:p>
          </table:table-cell>
          <table:table-cell table:style-name="ce27" table:formula="of:=SUM([.AB7:.AB41])" office:value-type="float" office:value="0.5">
            <text:p>0,5</text:p>
          </table:table-cell>
          <table:table-cell table:style-name="ce27" table:formula="of:=SUM([.AC7:.AC41])" office:value-type="float" office:value="0">
            <text:p>0,0</text:p>
          </table:table-cell>
          <table:table-cell table:style-name="ce27" table:formula="of:=SUM([.AD7:.AD41])" office:value-type="float" office:value="7">
            <text:p>7,0</text:p>
          </table:table-cell>
          <table:table-cell table:style-name="ce27" table:formula="of:=SUM([.AE7:.AE41])" office:value-type="float" office:value="6">
            <text:p>6,0</text:p>
          </table:table-cell>
          <table:table-cell table:style-name="ce27" table:formula="of:=SUM([.AF7:.AF41])" office:value-type="float" office:value="7.5">
            <text:p>7,5</text:p>
          </table:table-cell>
          <table:table-cell table:style-name="ce27" table:formula="of:=SUM([.AG7:.AG41])" office:value-type="float" office:value="12">
            <text:p>12,0</text:p>
          </table:table-cell>
          <table:table-cell table:style-name="ce27" table:formula="of:=SUM([.AH7:.AH41])" office:value-type="float" office:value="8.5">
            <text:p>8,5</text:p>
          </table:table-cell>
          <table:table-cell table:style-name="ce27" table:formula="of:=SUM([.AI7:.AI41])" office:value-type="float" office:value="1">
            <text:p>1,0</text:p>
          </table:table-cell>
          <table:table-cell table:style-name="ce27" table:formula="of:=SUM([.AJ7:.AJ41])" office:value-type="float" office:value="1">
            <text:p>1,0</text:p>
          </table:table-cell>
          <table:table-cell table:style-name="ce27" table:formula="of:=SUM([.AK7:.AK41])" office:value-type="float" office:value="7">
            <text:p>7,0</text:p>
          </table:table-cell>
          <table:table-cell table:style-name="ce27" table:formula="of:=SUM([.AL7:.AL41])" office:value-type="float" office:value="7">
            <text:p>7,0</text:p>
          </table:table-cell>
          <table:table-cell table:style-name="ce27" table:formula="of:=SUM([.AM7:.AM41])" office:value-type="float" office:value="2">
            <text:p>2,0</text:p>
          </table:table-cell>
          <table:table-cell table:style-name="ce27" table:formula="of:=SUM([.AN7:.AN41])" office:value-type="float" office:value="10">
            <text:p>10,0</text:p>
          </table:table-cell>
          <table:table-cell table:style-name="ce27" table:formula="of:=SUM([.AO7:.AO41])" office:value-type="float" office:value="9">
            <text:p>9,0</text:p>
          </table:table-cell>
          <table:table-cell table:style-name="ce27" table:formula="of:=SUM([.AP7:.AP41])" office:value-type="float" office:value="1">
            <text:p>1,0</text:p>
          </table:table-cell>
          <table:table-cell table:style-name="ce27" table:formula="of:=SUM([.AQ7:.AQ41])" office:value-type="float" office:value="2.5">
            <text:p>2,5</text:p>
          </table:table-cell>
          <table:table-cell table:style-name="ce27" table:formula="of:=SUM([.AR7:.AR41])" office:value-type="float" office:value="11">
            <text:p>11,0</text:p>
          </table:table-cell>
          <table:table-cell table:style-name="ce27" table:formula="of:=SUM([.AS7:.AS41])" office:value-type="float" office:value="8">
            <text:p>8,0</text:p>
          </table:table-cell>
          <table:table-cell table:style-name="ce27" table:formula="of:=SUM([.AT7:.AT41])" office:value-type="float" office:value="8.5">
            <text:p>8,5</text:p>
          </table:table-cell>
          <table:table-cell table:style-name="ce27" table:formula="of:=SUM([.AU7:.AU41])" office:value-type="float" office:value="9">
            <text:p>9,0</text:p>
          </table:table-cell>
          <table:table-cell table:style-name="ce27" table:formula="of:=SUM([.AV7:.AV41])" office:value-type="float" office:value="9.5">
            <text:p>9,5</text:p>
          </table:table-cell>
          <table:table-cell table:style-name="ce27" table:formula="of:=SUM([.AW7:.AW41])" office:value-type="float" office:value="2.5">
            <text:p>2,5</text:p>
          </table:table-cell>
          <table:table-cell table:style-name="ce27" table:formula="of:=SUM([.AX7:.AX41])" office:value-type="float" office:value="0">
            <text:p>0,0</text:p>
          </table:table-cell>
          <table:table-cell table:style-name="ce27" table:formula="of:=SUM([.AY7:.AY41])" office:value-type="float" office:value="8">
            <text:p>8,0</text:p>
          </table:table-cell>
          <table:table-cell table:style-name="ce27" table:formula="of:=SUM([.AZ7:.AZ41])" office:value-type="float" office:value="5">
            <text:p>5,0</text:p>
          </table:table-cell>
          <table:table-cell table:style-name="ce27" table:formula="of:=SUM([.BA7:.BA41])" office:value-type="float" office:value="8">
            <text:p>8,0</text:p>
          </table:table-cell>
          <table:table-cell table:style-name="ce27" table:formula="of:=SUM([.BB7:.BB41])" office:value-type="float" office:value="8">
            <text:p>8,0</text:p>
          </table:table-cell>
          <table:table-cell table:style-name="ce27" table:formula="of:=SUM([.BC7:.BC41])" office:value-type="float" office:value="7">
            <text:p>7,0</text:p>
          </table:table-cell>
          <table:table-cell table:style-name="ce27" table:formula="of:=SUM([.BD7:.BD41])" office:value-type="float" office:value="1">
            <text:p>1,0</text:p>
          </table:table-cell>
          <table:table-cell table:style-name="ce27" table:formula="of:=SUM([.BE7:.BE41])" office:value-type="float" office:value="0">
            <text:p>0,0</text:p>
          </table:table-cell>
          <table:table-cell table:style-name="ce27" table:formula="of:=SUM([.BF7:.BF41])" office:value-type="float" office:value="7.5">
            <text:p>7,5</text:p>
          </table:table-cell>
          <table:table-cell table:style-name="ce27" table:formula="of:=SUM([.BG7:.BG41])" office:value-type="float" office:value="8">
            <text:p>8,0</text:p>
          </table:table-cell>
          <table:table-cell table:style-name="ce27" table:formula="of:=SUM([.BH7:.BH41])" office:value-type="float" office:value="9">
            <text:p>9,0</text:p>
          </table:table-cell>
          <table:table-cell table:style-name="ce27" table:formula="of:=SUM([.BI7:.BI41])" office:value-type="float" office:value="9">
            <text:p>9,0</text:p>
          </table:table-cell>
          <table:table-cell table:style-name="ce27" table:formula="of:=SUM([.BJ7:.BJ41])" office:value-type="float" office:value="9.5">
            <text:p>9,5</text:p>
          </table:table-cell>
          <table:table-cell table:style-name="ce27" table:formula="of:=SUM([.BK7:.BK41])" office:value-type="float" office:value="1">
            <text:p>1,0</text:p>
          </table:table-cell>
          <table:table-cell table:style-name="ce27" table:formula="of:=SUM([.BL7:.BL41])" office:value-type="float" office:value="0">
            <text:p>0,0</text:p>
          </table:table-cell>
          <table:table-cell table:style-name="ce27" table:formula="of:=SUM([.BM7:.BM41])" office:value-type="float" office:value="7.5">
            <text:p>7,5</text:p>
          </table:table-cell>
          <table:table-cell table:style-name="ce27" table:formula="of:=SUM([.BN7:.BN41])" office:value-type="float" office:value="8.5">
            <text:p>8,5</text:p>
          </table:table-cell>
          <table:table-cell table:style-name="ce27" table:formula="of:=SUM([.BO7:.BO41])" office:value-type="float" office:value="8">
            <text:p>8,0</text:p>
          </table:table-cell>
          <table:table-cell table:style-name="ce27" table:formula="of:=SUM([.BP7:.BP41])" office:value-type="float" office:value="10">
            <text:p>10,0</text:p>
          </table:table-cell>
          <table:table-cell table:style-name="ce27" table:formula="of:=SUM([.BQ7:.BQ41])" office:value-type="float" office:value="8.5">
            <text:p>8,5</text:p>
          </table:table-cell>
          <table:table-cell table:style-name="ce27" table:formula="of:=SUM([.BR7:.BR41])" office:value-type="float" office:value="3.5">
            <text:p>3,5</text:p>
          </table:table-cell>
          <table:table-cell table:style-name="ce27" table:formula="of:=SUM([.BS7:.BS41])" office:value-type="float" office:value="0">
            <text:p>0,0</text:p>
          </table:table-cell>
          <table:table-cell table:style-name="ce27" table:formula="of:=SUM([.BT7:.BT41])" office:value-type="float" office:value="6.5">
            <text:p>6,5</text:p>
          </table:table-cell>
          <table:table-cell table:style-name="ce27" table:formula="of:=SUM([.BU7:.BU41])" office:value-type="float" office:value="10.5">
            <text:p>10,5</text:p>
          </table:table-cell>
          <table:table-cell table:style-name="ce27" table:formula="of:=SUM([.BV7:.BV41])" office:value-type="float" office:value="5">
            <text:p>5,0</text:p>
          </table:table-cell>
          <table:table-cell table:style-name="ce27" table:formula="of:=SUM([.BW7:.BW41])" office:value-type="float" office:value="9">
            <text:p>9,0</text:p>
          </table:table-cell>
          <table:table-cell table:style-name="ce27" table:formula="of:=SUM([.BX7:.BX41])" office:value-type="float" office:value="5">
            <text:p>5,0</text:p>
          </table:table-cell>
          <table:table-cell table:style-name="ce27" table:formula="of:=SUM([.BY7:.BY41])" office:value-type="float" office:value="0">
            <text:p>0,0</text:p>
          </table:table-cell>
          <table:table-cell table:style-name="ce27" table:formula="of:=SUM([.BZ7:.BZ41])" office:value-type="float" office:value="3.5">
            <text:p>3,5</text:p>
          </table:table-cell>
          <table:table-cell table:style-name="ce27" table:formula="of:=SUM([.CA7:.CA41])" office:value-type="float" office:value="7">
            <text:p>7,0</text:p>
          </table:table-cell>
          <table:table-cell table:style-name="ce27" table:formula="of:=SUM([.CB7:.CB41])" office:value-type="float" office:value="11">
            <text:p>11,0</text:p>
          </table:table-cell>
          <table:table-cell table:style-name="ce27" table:formula="of:=SUM([.CC7:.CC41])" office:value-type="float" office:value="9.5">
            <text:p>9,5</text:p>
          </table:table-cell>
          <table:table-cell table:style-name="ce27" table:formula="of:=SUM([.CD7:.CD41])" office:value-type="float" office:value="8.5">
            <text:p>8,5</text:p>
          </table:table-cell>
          <table:table-cell table:style-name="ce27" table:formula="of:=SUM([.CE7:.CE41])" office:value-type="float" office:value="7.5">
            <text:p>7,5</text:p>
          </table:table-cell>
          <table:table-cell table:style-name="ce27" table:formula="of:=SUM([.CF7:.CF41])" office:value-type="float" office:value="0">
            <text:p>0,0</text:p>
          </table:table-cell>
          <table:table-cell table:style-name="ce27" table:formula="of:=SUM([.CG7:.CG41])" office:value-type="float" office:value="0">
            <text:p>0,0</text:p>
          </table:table-cell>
          <table:table-cell table:style-name="ce27" table:formula="of:=SUM([.CH7:.CH41])" office:value-type="float" office:value="9">
            <text:p>9,0</text:p>
          </table:table-cell>
          <table:table-cell table:style-name="ce27" table:formula="of:=SUM([.CI7:.CI41])" office:value-type="float" office:value="10.5">
            <text:p>10,5</text:p>
          </table:table-cell>
          <table:table-cell table:style-name="ce27" table:formula="of:=SUM([.CJ7:.CJ41])" office:value-type="float" office:value="7.5">
            <text:p>7,5</text:p>
          </table:table-cell>
          <table:table-cell table:style-name="ce27" table:formula="of:=SUM([.CK7:.CK41])" office:value-type="float" office:value="10">
            <text:p>10,0</text:p>
          </table:table-cell>
          <table:table-cell table:style-name="ce27" table:formula="of:=SUM([.CL7:.CL41])" office:value-type="float" office:value="8.5">
            <text:p>8,5</text:p>
          </table:table-cell>
          <table:table-cell table:style-name="ce27" table:formula="of:=SUM([.CM7:.CM41])" office:value-type="float" office:value="0">
            <text:p>0,0</text:p>
          </table:table-cell>
          <table:table-cell table:style-name="ce27" table:formula="of:=SUM([.CN7:.CN41])" office:value-type="float" office:value="0.5">
            <text:p>0,5</text:p>
          </table:table-cell>
          <table:table-cell table:style-name="ce27" table:formula="of:=SUM([.CO7:.CO41])" office:value-type="float" office:value="7.5">
            <text:p>7,5</text:p>
          </table:table-cell>
          <table:table-cell table:style-name="ce27" table:formula="of:=SUM([.CP7:.CP41])" office:value-type="float" office:value="10">
            <text:p>10,0</text:p>
          </table:table-cell>
          <table:table-cell table:style-name="ce27" table:formula="of:=SUM([.CQ7:.CQ41])" office:value-type="float" office:value="10.5">
            <text:p>10,5</text:p>
          </table:table-cell>
          <table:table-cell table:style-name="ce27" table:formula="of:=SUM([.CR7:.CR41])" office:value-type="float" office:value="8.5">
            <text:p>8,5</text:p>
          </table:table-cell>
          <table:table-cell table:style-name="ce27" table:formula="of:=SUM([.CS7:.CS41])" office:value-type="float" office:value="7.5">
            <text:p>7,5</text:p>
          </table:table-cell>
          <table:table-cell table:style-name="ce27" table:formula="of:=SUM([.CT7:.CT41])" office:value-type="float" office:value="0">
            <text:p>0,0</text:p>
          </table:table-cell>
          <table:table-cell table:style-name="ce27" table:formula="of:=SUM([.CU7:.CU41])" office:value-type="float" office:value="0">
            <text:p>0,0</text:p>
          </table:table-cell>
          <table:table-cell table:style-name="ce27" table:formula="of:=SUM([.CV7:.CV41])" office:value-type="float" office:value="8.5">
            <text:p>8,5</text:p>
          </table:table-cell>
          <table:table-cell table:style-name="ce27" table:formula="of:=SUM([.CW7:.CW41])" office:value-type="float" office:value="7.5">
            <text:p>7,5</text:p>
          </table:table-cell>
          <table:table-cell table:style-name="ce27" table:formula="of:=SUM([.CX7:.CX41])" office:value-type="float" office:value="6.5">
            <text:p>6,5</text:p>
          </table:table-cell>
          <table:table-cell table:style-name="ce27" table:formula="of:=SUM([.CY7:.CY41])" office:value-type="float" office:value="2">
            <text:p>2,0</text:p>
          </table:table-cell>
          <table:table-cell table:style-name="ce27" table:formula="of:=SUM([.CZ7:.CZ41])" office:value-type="float" office:value="5.5">
            <text:p>5,5</text:p>
          </table:table-cell>
          <table:table-cell table:style-name="ce27" table:formula="of:=SUM([.DA7:.DA41])" office:value-type="float" office:value="13.5">
            <text:p>13,5</text:p>
          </table:table-cell>
          <table:table-cell table:style-name="ce27" table:formula="of:=SUM([.DB7:.DB41])" office:value-type="float" office:value="8.5">
            <text:p>8,5</text:p>
          </table:table-cell>
          <table:table-cell table:style-name="ce27" table:formula="of:=SUM([.DC7:.DC41])" office:value-type="float" office:value="9.5">
            <text:p>9,5</text:p>
          </table:table-cell>
          <table:table-cell table:style-name="ce27" table:formula="of:=SUM([.DD7:.DD41])" office:value-type="float" office:value="8.5">
            <text:p>8,5</text:p>
          </table:table-cell>
          <table:table-cell table:style-name="ce27" table:formula="of:=SUM([.DE7:.DE41])" office:value-type="float" office:value="9">
            <text:p>9,0</text:p>
          </table:table-cell>
          <table:table-cell table:style-name="ce27" table:formula="of:=SUM([.DF7:.DF41])" office:value-type="float" office:value="10.5">
            <text:p>10,5</text:p>
          </table:table-cell>
          <table:table-cell table:style-name="ce27" table:formula="of:=SUM([.DG7:.DG41])" office:value-type="float" office:value="3">
            <text:p>3,0</text:p>
          </table:table-cell>
          <table:table-cell table:style-name="ce27" table:formula="of:=SUM([.DH7:.DH41])" office:value-type="float" office:value="0">
            <text:p>0,0</text:p>
          </table:table-cell>
          <table:table-cell table:style-name="ce27" table:formula="of:=SUM([.DI7:.DI41])" office:value-type="float" office:value="0">
            <text:p>0,0</text:p>
          </table:table-cell>
          <table:table-cell table:style-name="ce27" table:formula="of:=SUM([.DJ7:.DJ41])" office:value-type="float" office:value="0">
            <text:p>0,0</text:p>
          </table:table-cell>
          <table:table-cell table:style-name="ce27" table:formula="of:=SUM([.DK7:.DK41])" office:value-type="float" office:value="0">
            <text:p>0,0</text:p>
          </table:table-cell>
          <table:table-cell table:style-name="ce27" table:formula="of:=SUM([.DL7:.DL41])" office:value-type="float" office:value="0">
            <text:p>0,0</text:p>
          </table:table-cell>
          <table:table-cell table:style-name="ce27" table:formula="of:=SUM([.DM7:.DM41])" office:value-type="float" office:value="0">
            <text:p>0,0</text:p>
          </table:table-cell>
          <table:table-cell table:style-name="ce27" table:formula="of:=SUM([.DN7:.DN41])" office:value-type="float" office:value="0">
            <text:p>0,0</text:p>
          </table:table-cell>
          <table:table-cell table:style-name="ce27" table:formula="of:=SUM([.DO7:.DO41])" office:value-type="float" office:value="0">
            <text:p>0,0</text:p>
          </table:table-cell>
          <table:table-cell table:style-name="ce27" table:formula="of:=SUM([.DP7:.DP41])" office:value-type="float" office:value="0">
            <text:p>0,0</text:p>
          </table:table-cell>
          <table:table-cell table:style-name="ce27" table:formula="of:=SUM([.DQ7:.DQ41])" office:value-type="float" office:value="0">
            <text:p>0,0</text:p>
          </table:table-cell>
          <table:table-cell table:style-name="ce27" table:formula="of:=SUM([.DR7:.DR41])" office:value-type="float" office:value="0">
            <text:p>0,0</text:p>
          </table:table-cell>
          <table:table-cell table:style-name="ce27" table:formula="of:=SUM([.DS7:.DS41])" office:value-type="float" office:value="0">
            <text:p>0,0</text:p>
          </table:table-cell>
          <table:table-cell table:style-name="ce27" table:formula="of:=SUM([.DT7:.DT41])" office:value-type="float" office:value="0">
            <text:p>0,0</text:p>
          </table:table-cell>
          <table:table-cell table:style-name="ce27" table:formula="of:=SUM([.DU7:.DU41])" office:value-type="float" office:value="0">
            <text:p>0,0</text:p>
          </table:table-cell>
          <table:table-cell table:style-name="ce27" table:formula="of:=SUM([.DV7:.DV41])" office:value-type="float" office:value="0.5">
            <text:p>0,5</text:p>
          </table:table-cell>
          <table:table-cell table:style-name="ce27" table:formula="of:=SUM([.DW7:.DW41])" office:value-type="float" office:value="0">
            <text:p>0,0</text:p>
          </table:table-cell>
          <table:table-cell table:style-name="ce27" table:formula="of:=SUM([.DX7:.DX41])" office:value-type="float" office:value="8">
            <text:p>8,0</text:p>
          </table:table-cell>
          <table:table-cell table:style-name="ce27" table:formula="of:=SUM([.DY7:.DY41])" office:value-type="float" office:value="0.5">
            <text:p>0,5</text:p>
          </table:table-cell>
          <table:table-cell table:style-name="ce27" table:formula="of:=SUM([.DZ7:.DZ41])" office:value-type="float" office:value="4.5">
            <text:p>4,5</text:p>
          </table:table-cell>
          <table:table-cell table:style-name="ce27" table:formula="of:=SUM([.EA7:.EA41])" office:value-type="float" office:value="10">
            <text:p>10,0</text:p>
          </table:table-cell>
          <table:table-cell table:style-name="ce27" table:formula="of:=SUM([.EB7:.EB41])" office:value-type="float" office:value="6.5">
            <text:p>6,5</text:p>
          </table:table-cell>
          <table:table-cell table:style-name="ce27" table:formula="of:=SUM([.EC7:.EC41])" office:value-type="float" office:value="0">
            <text:p>0,0</text:p>
          </table:table-cell>
          <table:table-cell table:style-name="ce27" table:formula="of:=SUM([.ED7:.ED41])" office:value-type="float" office:value="0">
            <text:p>0,0</text:p>
          </table:table-cell>
          <table:table-cell table:style-name="ce27" table:formula="of:=SUM([.EE7:.EE41])" office:value-type="float" office:value="8">
            <text:p>8,0</text:p>
          </table:table-cell>
          <table:table-cell table:style-name="ce27" table:formula="of:=SUM([.EF7:.EF41])" office:value-type="float" office:value="6">
            <text:p>6,0</text:p>
          </table:table-cell>
          <table:table-cell table:style-name="ce27" table:formula="of:=SUM([.EG7:.EG41])" office:value-type="float" office:value="11.5">
            <text:p>11,5</text:p>
          </table:table-cell>
          <table:table-cell table:style-name="ce27" table:formula="of:=SUM([.EH7:.EH41])" office:value-type="float" office:value="0">
            <text:p>0,0</text:p>
          </table:table-cell>
          <table:table-cell table:style-name="ce27" table:formula="of:=SUM([.EI7:.EI41])" office:value-type="float" office:value="0">
            <text:p>0,0</text:p>
          </table:table-cell>
          <table:table-cell table:style-name="ce27" table:formula="of:=SUM([.EJ7:.EJ41])" office:value-type="float" office:value="0">
            <text:p>0,0</text:p>
          </table:table-cell>
          <table:table-cell table:style-name="ce27" table:formula="of:=SUM([.EK7:.EK41])" office:value-type="float" office:value="0">
            <text:p>0,0</text:p>
          </table:table-cell>
          <table:table-cell table:style-name="ce27" table:formula="of:=SUM([.EL7:.EL41])" office:value-type="float" office:value="2">
            <text:p>2,0</text:p>
          </table:table-cell>
          <table:table-cell table:style-name="ce27" table:formula="of:=SUM([.EM7:.EM41])" office:value-type="float" office:value="8.5">
            <text:p>8,5</text:p>
          </table:table-cell>
          <table:table-cell table:style-name="ce27" table:formula="of:=SUM([.EN7:.EN41])" office:value-type="float" office:value="7.5">
            <text:p>7,5</text:p>
          </table:table-cell>
          <table:table-cell table:style-name="ce27" table:formula="of:=SUM([.EO7:.EO41])" office:value-type="float" office:value="6">
            <text:p>6,0</text:p>
          </table:table-cell>
          <table:table-cell table:style-name="ce27" table:formula="of:=SUM([.EP7:.EP41])" office:value-type="float" office:value="5">
            <text:p>5,0</text:p>
          </table:table-cell>
          <table:table-cell table:style-name="ce27" table:formula="of:=SUM([.EQ7:.EQ41])" office:value-type="float" office:value="0">
            <text:p>0,0</text:p>
          </table:table-cell>
          <table:table-cell table:style-name="ce27" table:formula="of:=SUM([.ER7:.ER41])" office:value-type="float" office:value="0">
            <text:p>0,0</text:p>
          </table:table-cell>
          <table:table-cell table:style-name="ce27" table:formula="of:=SUM([.ES7:.ES41])" office:value-type="float" office:value="5.5">
            <text:p>5,5</text:p>
          </table:table-cell>
          <table:table-cell table:style-name="ce27" table:formula="of:=SUM([.ET7:.ET41])" office:value-type="float" office:value="7">
            <text:p>7,0</text:p>
          </table:table-cell>
          <table:table-cell table:style-name="ce27" table:formula="of:=SUM([.EU7:.EU41])" office:value-type="float" office:value="0">
            <text:p>0,0</text:p>
          </table:table-cell>
          <table:table-cell table:style-name="ce27" table:formula="of:=SUM([.EV7:.EV41])" office:value-type="float" office:value="5.5">
            <text:p>5,5</text:p>
          </table:table-cell>
          <table:table-cell table:style-name="ce27" table:formula="of:=SUM([.EW7:.EW41])" office:value-type="float" office:value="6">
            <text:p>6,0</text:p>
          </table:table-cell>
          <table:table-cell table:style-name="ce27" table:formula="of:=SUM([.EX7:.EX41])" office:value-type="float" office:value="0">
            <text:p>0,0</text:p>
          </table:table-cell>
          <table:table-cell table:style-name="ce27" table:formula="of:=SUM([.EY7:.EY41])" office:value-type="float" office:value="0">
            <text:p>0,0</text:p>
          </table:table-cell>
          <table:table-cell table:style-name="ce27" table:formula="of:=SUM([.EZ7:.EZ41])" office:value-type="float" office:value="5.5">
            <text:p>5,5</text:p>
          </table:table-cell>
          <table:table-cell table:style-name="ce27" table:formula="of:=SUM([.FA7:.FA41])" office:value-type="float" office:value="6">
            <text:p>6,0</text:p>
          </table:table-cell>
          <table:table-cell table:style-name="ce27" table:formula="of:=SUM([.FB7:.FB41])" office:value-type="float" office:value="8.5">
            <text:p>8,5</text:p>
          </table:table-cell>
          <table:table-cell table:style-name="ce27" table:formula="of:=SUM([.FC7:.FC41])" office:value-type="float" office:value="2.5">
            <text:p>2,5</text:p>
          </table:table-cell>
          <table:table-cell table:style-name="ce27" table:formula="of:=SUM([.FD7:.FD41])" office:value-type="float" office:value="0">
            <text:p>0,0</text:p>
          </table:table-cell>
          <table:table-cell table:style-name="ce27" table:formula="of:=SUM([.FE7:.FE41])" office:value-type="float" office:value="0">
            <text:p>0,0</text:p>
          </table:table-cell>
          <table:table-cell table:style-name="ce27" table:formula="of:=SUM([.FF7:.FF41])" office:value-type="float" office:value="0">
            <text:p>0,0</text:p>
          </table:table-cell>
          <table:table-cell table:style-name="ce27" table:formula="of:=SUM([.FG7:.FG41])" office:value-type="float" office:value="3">
            <text:p>3,0</text:p>
          </table:table-cell>
          <table:table-cell table:style-name="ce27" table:formula="of:=SUM([.FH7:.FH41])" office:value-type="float" office:value="6.5">
            <text:p>6,5</text:p>
          </table:table-cell>
          <table:table-cell table:style-name="ce27" table:formula="of:=SUM([.FI7:.FI41])" office:value-type="float" office:value="6">
            <text:p>6,0</text:p>
          </table:table-cell>
          <table:table-cell table:style-name="ce27" table:formula="of:=SUM([.FJ7:.FJ41])" office:value-type="float" office:value="9.5">
            <text:p>9,5</text:p>
          </table:table-cell>
          <table:table-cell table:style-name="ce27" table:formula="of:=SUM([.FK7:.FK41])" office:value-type="float" office:value="6">
            <text:p>6,0</text:p>
          </table:table-cell>
          <table:table-cell table:style-name="ce27" table:formula="of:=SUM([.FL7:.FL41])" office:value-type="float" office:value="0">
            <text:p>0,0</text:p>
          </table:table-cell>
          <table:table-cell table:style-name="ce27" table:formula="of:=SUM([.FM7:.FM41])" office:value-type="float" office:value="0">
            <text:p>0,0</text:p>
          </table:table-cell>
          <table:table-cell table:style-name="ce27" table:formula="of:=SUM([.FN7:.FN41])" office:value-type="float" office:value="8.5">
            <text:p>8,5</text:p>
          </table:table-cell>
          <table:table-cell table:style-name="ce27" table:formula="of:=SUM([.FO7:.FO41])" office:value-type="float" office:value="8">
            <text:p>8,0</text:p>
          </table:table-cell>
          <table:table-cell table:style-name="ce27" table:formula="of:=SUM([.FP7:.FP41])" office:value-type="float" office:value="5">
            <text:p>5,0</text:p>
          </table:table-cell>
          <table:table-cell table:style-name="ce27" table:formula="of:=SUM([.FQ7:.FQ41])" office:value-type="float" office:value="8.5">
            <text:p>8,5</text:p>
          </table:table-cell>
          <table:table-cell table:style-name="ce27" table:formula="of:=SUM([.FR7:.FR41])" office:value-type="float" office:value="6">
            <text:p>6,0</text:p>
          </table:table-cell>
          <table:table-cell table:style-name="ce27" table:formula="of:=SUM([.FS7:.FS41])" office:value-type="float" office:value="0.5">
            <text:p>0,5</text:p>
          </table:table-cell>
          <table:table-cell table:style-name="ce27" table:formula="of:=SUM([.FT7:.FT41])" office:value-type="float" office:value="0">
            <text:p>0,0</text:p>
          </table:table-cell>
          <table:table-cell table:style-name="ce27" table:formula="of:=SUM([.FU7:.FU41])" office:value-type="float" office:value="6.5">
            <text:p>6,5</text:p>
          </table:table-cell>
          <table:table-cell table:style-name="ce27" table:formula="of:=SUM([.FV7:.FV41])" office:value-type="float" office:value="8">
            <text:p>8,0</text:p>
          </table:table-cell>
          <table:table-cell table:style-name="ce27" table:formula="of:=SUM([.FW7:.FW41])" office:value-type="float" office:value="4">
            <text:p>4,0</text:p>
          </table:table-cell>
          <table:table-cell table:style-name="ce27" table:formula="of:=SUM([.FX7:.FX41])" office:value-type="float" office:value="9">
            <text:p>9,0</text:p>
          </table:table-cell>
          <table:table-cell table:style-name="ce27" table:formula="of:=SUM([.FY7:.FY41])" office:value-type="float" office:value="8">
            <text:p>8,0</text:p>
          </table:table-cell>
          <table:table-cell table:style-name="ce27" table:formula="of:=SUM([.FZ7:.FZ41])" office:value-type="float" office:value="0">
            <text:p>0,0</text:p>
          </table:table-cell>
          <table:table-cell table:style-name="ce27" table:formula="of:=SUM([.GA7:.GA41])" office:value-type="float" office:value="0">
            <text:p>0,0</text:p>
          </table:table-cell>
          <table:table-cell table:style-name="ce27" table:formula="of:=SUM([.GB7:.GB41])" office:value-type="float" office:value="5.5">
            <text:p>5,5</text:p>
          </table:table-cell>
          <table:table-cell table:style-name="ce27" table:formula="of:=SUM([.GC7:.GC41])" office:value-type="float" office:value="7.5">
            <text:p>7,5</text:p>
          </table:table-cell>
          <table:table-cell table:style-name="ce27" table:formula="of:=SUM([.GD7:.GD41])" office:value-type="float" office:value="4">
            <text:p>4,0</text:p>
          </table:table-cell>
          <table:table-cell table:style-name="ce27" table:formula="of:=SUM([.GE7:.GE41])" office:value-type="float" office:value="10">
            <text:p>10,0</text:p>
          </table:table-cell>
          <table:table-cell table:style-name="ce27" table:formula="of:=SUM([.GF7:.GF41])" office:value-type="float" office:value="9">
            <text:p>9,0</text:p>
          </table:table-cell>
          <table:table-cell table:style-name="ce27" table:formula="of:=SUM([.GG7:.GG41])" office:value-type="float" office:value="0">
            <text:p>0,0</text:p>
          </table:table-cell>
          <table:table-cell table:style-name="ce27" table:formula="of:=SUM([.GH7:.GH41])" office:value-type="float" office:value="0">
            <text:p>0,0</text:p>
          </table:table-cell>
          <table:table-cell table:style-name="ce27" table:formula="of:=SUM([.GI7:.GI41])" office:value-type="float" office:value="5">
            <text:p>5,0</text:p>
          </table:table-cell>
          <table:table-cell table:style-name="ce27" table:formula="of:=SUM([.GJ7:.GJ41])" office:value-type="float" office:value="11">
            <text:p>11,0</text:p>
          </table:table-cell>
          <table:table-cell table:style-name="ce27" table:formula="of:=SUM([.GK7:.GK41])" office:value-type="float" office:value="10.5">
            <text:p>10,5</text:p>
          </table:table-cell>
          <table:table-cell table:style-name="ce27" table:formula="of:=SUM([.GL7:.GL41])" office:value-type="float" office:value="8">
            <text:p>8,0</text:p>
          </table:table-cell>
          <table:table-cell table:style-name="ce27" table:formula="of:=SUM([.GM7:.GM41])" office:value-type="float" office:value="10">
            <text:p>10,0</text:p>
          </table:table-cell>
          <table:table-cell table:style-name="ce27" table:formula="of:=SUM([.GN7:.GN41])" office:value-type="float" office:value="0">
            <text:p>0,0</text:p>
          </table:table-cell>
          <table:table-cell table:style-name="ce27" table:formula="of:=SUM([.GO7:.GO41])" office:value-type="float" office:value="0">
            <text:p>0,0</text:p>
          </table:table-cell>
          <table:table-cell table:style-name="ce27" table:formula="of:=SUM([.GP7:.GP41])" office:value-type="float" office:value="0">
            <text:p>0,0</text:p>
          </table:table-cell>
          <table:table-cell table:style-name="ce27" table:formula="of:=SUM([.GQ7:.GQ41])" office:value-type="float" office:value="9.5">
            <text:p>9,5</text:p>
          </table:table-cell>
          <table:table-cell table:style-name="ce27" table:formula="of:=SUM([.GR7:.GR41])" office:value-type="float" office:value="4.5">
            <text:p>4,5</text:p>
          </table:table-cell>
          <table:table-cell table:style-name="ce27" table:formula="of:=SUM([.GS7:.GS41])" office:value-type="float" office:value="9">
            <text:p>9,0</text:p>
          </table:table-cell>
          <table:table-cell table:style-name="ce27" table:formula="of:=SUM([.GT7:.GT41])" office:value-type="float" office:value="7">
            <text:p>7,0</text:p>
          </table:table-cell>
          <table:table-cell table:style-name="ce27" table:formula="of:=SUM([.GU7:.GU41])" office:value-type="float" office:value="0">
            <text:p>0,0</text:p>
          </table:table-cell>
          <table:table-cell table:style-name="ce27" table:formula="of:=SUM([.GV7:.GV41])" office:value-type="float" office:value="0">
            <text:p>0,0</text:p>
          </table:table-cell>
          <table:table-cell table:style-name="ce27" table:formula="of:=SUM([.GW7:.GW41])" office:value-type="float" office:value="6">
            <text:p>6,0</text:p>
          </table:table-cell>
          <table:table-cell table:style-name="ce27" table:formula="of:=SUM([.GX7:.GX41])" office:value-type="float" office:value="6.5">
            <text:p>6,5</text:p>
          </table:table-cell>
          <table:table-cell table:style-name="ce27" table:formula="of:=SUM([.GY7:.GY41])" office:value-type="float" office:value="5.5">
            <text:p>5,5</text:p>
          </table:table-cell>
          <table:table-cell table:style-name="ce27" table:formula="of:=SUM([.GZ7:.GZ41])" office:value-type="float" office:value="9">
            <text:p>9,0</text:p>
          </table:table-cell>
          <table:table-cell table:style-name="ce27" table:formula="of:=SUM([.HA7:.HA41])" office:value-type="float" office:value="8">
            <text:p>8,0</text:p>
          </table:table-cell>
          <table:table-cell table:style-name="ce27" table:formula="of:=SUM([.HB7:.HB41])" office:value-type="float" office:value="1.5">
            <text:p>1,5</text:p>
          </table:table-cell>
          <table:table-cell table:style-name="ce27" table:formula="of:=SUM([.HC7:.HC41])" office:value-type="float" office:value="3.5">
            <text:p>3,5</text:p>
          </table:table-cell>
          <table:table-cell table:style-name="ce27" table:formula="of:=SUM([.HD7:.HD41])" office:value-type="float" office:value="8.5">
            <text:p>8,5</text:p>
          </table:table-cell>
          <table:table-cell table:style-name="ce27" table:formula="of:=SUM([.HE7:.HE41])" office:value-type="float" office:value="5.5">
            <text:p>5,5</text:p>
          </table:table-cell>
          <table:table-cell table:style-name="ce27" table:formula="of:=SUM([.HF7:.HF41])" office:value-type="float" office:value="7">
            <text:p>7,0</text:p>
          </table:table-cell>
          <table:table-cell table:style-name="ce27" table:formula="of:=SUM([.HG7:.HG41])" office:value-type="float" office:value="7.5">
            <text:p>7,5</text:p>
          </table:table-cell>
          <table:table-cell table:style-name="ce27" table:formula="of:=SUM([.HH7:.HH41])" office:value-type="float" office:value="8">
            <text:p>8,0</text:p>
          </table:table-cell>
          <table:table-cell table:style-name="ce27" table:formula="of:=SUM([.HI7:.HI41])" office:value-type="float" office:value="0">
            <text:p>0,0</text:p>
          </table:table-cell>
          <table:table-cell table:style-name="ce27" table:formula="of:=SUM([.HJ7:.HJ41])" office:value-type="float" office:value="4.5">
            <text:p>4,5</text:p>
          </table:table-cell>
          <table:table-cell table:style-name="ce27" table:formula="of:=SUM([.HK7:.HK41])" office:value-type="float" office:value="6.5">
            <text:p>6,5</text:p>
          </table:table-cell>
          <table:table-cell table:style-name="ce27" table:formula="of:=SUM([.HL7:.HL41])" office:value-type="float" office:value="0">
            <text:p>0,0</text:p>
          </table:table-cell>
          <table:table-cell table:style-name="ce27" table:formula="of:=SUM([.HM7:.HM41])" office:value-type="float" office:value="8">
            <text:p>8,0</text:p>
          </table:table-cell>
          <table:table-cell table:style-name="ce27" table:formula="of:=SUM([.HN7:.HN41])" office:value-type="float" office:value="7">
            <text:p>7,0</text:p>
          </table:table-cell>
          <table:table-cell table:style-name="ce27" table:formula="of:=SUM([.HO7:.HO41])" office:value-type="float" office:value="2">
            <text:p>2,0</text:p>
          </table:table-cell>
          <table:table-cell table:style-name="ce27" table:formula="of:=SUM([.HP7:.HP41])" office:value-type="float" office:value="0">
            <text:p>0,0</text:p>
          </table:table-cell>
          <table:table-cell table:style-name="ce27" table:formula="of:=SUM([.HQ7:.HQ41])" office:value-type="float" office:value="0">
            <text:p>0,0</text:p>
          </table:table-cell>
          <table:table-cell table:style-name="ce27" table:formula="of:=SUM([.HR7:.HR41])" office:value-type="float" office:value="1.5">
            <text:p>1,5</text:p>
          </table:table-cell>
          <table:table-cell table:style-name="ce27" table:formula="of:=SUM([.HS7:.HS41])" office:value-type="float" office:value="6">
            <text:p>6,0</text:p>
          </table:table-cell>
          <table:table-cell table:style-name="ce27" table:formula="of:=SUM([.HT7:.HT41])" office:value-type="float" office:value="7.5">
            <text:p>7,5</text:p>
          </table:table-cell>
          <table:table-cell table:style-name="ce27" table:formula="of:=SUM([.HU7:.HU41])" office:value-type="float" office:value="9.5">
            <text:p>9,5</text:p>
          </table:table-cell>
          <table:table-cell table:style-name="ce27" table:formula="of:=SUM([.HV7:.HV41])" office:value-type="float" office:value="0">
            <text:p>0,0</text:p>
          </table:table-cell>
          <table:table-cell table:style-name="ce27" table:formula="of:=SUM([.HW7:.HW41])" office:value-type="float" office:value="3">
            <text:p>3,0</text:p>
          </table:table-cell>
          <table:table-cell table:style-name="ce27" table:formula="of:=SUM([.HX7:.HX41])" office:value-type="float" office:value="0">
            <text:p>0,0</text:p>
          </table:table-cell>
          <table:table-cell table:style-name="ce27" table:formula="of:=SUM([.HY7:.HY41])" office:value-type="float" office:value="1.5">
            <text:p>1,5</text:p>
          </table:table-cell>
          <table:table-cell table:style-name="ce27" table:formula="of:=SUM([.HZ7:.HZ41])" office:value-type="float" office:value="7.5">
            <text:p>7,5</text:p>
          </table:table-cell>
          <table:table-cell table:style-name="ce27" table:formula="of:=SUM([.IA7:.IA41])" office:value-type="float" office:value="9.5">
            <text:p>9,5</text:p>
          </table:table-cell>
          <table:table-cell table:style-name="ce27" table:formula="of:=SUM([.IB7:.IB41])" office:value-type="float" office:value="10">
            <text:p>10,0</text:p>
          </table:table-cell>
          <table:table-cell table:style-name="ce27" table:formula="of:=SUM([.IC7:.IC41])" office:value-type="float" office:value="9">
            <text:p>9,0</text:p>
          </table:table-cell>
          <table:table-cell table:style-name="ce27" table:formula="of:=SUM([.ID7:.ID41])" office:value-type="float" office:value="0">
            <text:p>0,0</text:p>
          </table:table-cell>
          <table:table-cell table:style-name="ce27" table:formula="of:=SUM([.IE7:.IE41])" office:value-type="float" office:value="1.5">
            <text:p>1,5</text:p>
          </table:table-cell>
          <table:table-cell table:style-name="ce27" table:formula="of:=SUM([.IF7:.IF41])" office:value-type="float" office:value="2">
            <text:p>2,0</text:p>
          </table:table-cell>
          <table:table-cell table:style-name="ce27" table:formula="of:=SUM([.IG7:.IG41])" office:value-type="float" office:value="7">
            <text:p>7,0</text:p>
          </table:table-cell>
          <table:table-cell table:style-name="ce27" table:formula="of:=SUM([.IH7:.IH41])" office:value-type="float" office:value="10">
            <text:p>10,0</text:p>
          </table:table-cell>
          <table:table-cell table:style-name="ce27" table:formula="of:=SUM([.II7:.II41])" office:value-type="float" office:value="9.5">
            <text:p>9,5</text:p>
          </table:table-cell>
          <table:table-cell table:style-name="ce27" table:formula="of:=SUM([.IJ7:.IJ41])" office:value-type="float" office:value="0">
            <text:p>0,0</text:p>
          </table:table-cell>
          <table:table-cell table:style-name="ce27" table:formula="of:=SUM([.IK7:.IK41])" office:value-type="float" office:value="0">
            <text:p>0,0</text:p>
          </table:table-cell>
          <table:table-cell table:style-name="ce27" table:formula="of:=SUM([.IL7:.IL41])" office:value-type="float" office:value="0">
            <text:p>0,0</text:p>
          </table:table-cell>
          <table:table-cell table:style-name="ce27" table:formula="of:=SUM([.IM7:.IM41])" office:value-type="float" office:value="11">
            <text:p>11,0</text:p>
          </table:table-cell>
          <table:table-cell table:style-name="ce27" table:formula="of:=SUM([.IN7:.IN41])" office:value-type="float" office:value="11">
            <text:p>11,0</text:p>
          </table:table-cell>
          <table:table-cell table:style-name="ce27" table:formula="of:=SUM([.IO7:.IO41])" office:value-type="float" office:value="8.5">
            <text:p>8,5</text:p>
          </table:table-cell>
          <table:table-cell table:style-name="ce27" table:formula="of:=SUM([.IP7:.IP41])" office:value-type="float" office:value="8.5">
            <text:p>8,5</text:p>
          </table:table-cell>
          <table:table-cell table:style-name="ce27" table:formula="of:=SUM([.IQ7:.IQ41])" office:value-type="float" office:value="5.5">
            <text:p>5,5</text:p>
          </table:table-cell>
          <table:table-cell table:style-name="ce27" table:formula="of:=SUM([.IR7:.IR41])" office:value-type="float" office:value="2">
            <text:p>2,0</text:p>
          </table:table-cell>
          <table:table-cell table:style-name="ce27" table:formula="of:=SUM([.IS7:.IS41])" office:value-type="float" office:value="0">
            <text:p>0,0</text:p>
          </table:table-cell>
          <table:table-cell table:style-name="ce27" table:formula="of:=SUM([.IT7:.IT41])" office:value-type="float" office:value="7">
            <text:p>7,0</text:p>
          </table:table-cell>
          <table:table-cell table:style-name="ce27" table:formula="of:=SUM([.IU7:.IU41])" office:value-type="float" office:value="8">
            <text:p>8,0</text:p>
          </table:table-cell>
          <table:table-cell table:style-name="ce27" table:formula="of:=SUM([.IV7:.IV41])" office:value-type="float" office:value="9">
            <text:p>9,0</text:p>
          </table:table-cell>
          <table:table-cell table:style-name="ce27" table:formula="of:=SUM([.IW7:.IW41])" office:value-type="float" office:value="8.5">
            <text:p>8,5</text:p>
          </table:table-cell>
          <table:table-cell table:style-name="ce27" table:formula="of:=SUM([.IX7:.IX41])" office:value-type="float" office:value="0">
            <text:p>0,0</text:p>
          </table:table-cell>
          <table:table-cell table:style-name="ce27" table:formula="of:=SUM([.IY7:.IY41])" office:value-type="float" office:value="0">
            <text:p>0,0</text:p>
          </table:table-cell>
          <table:table-cell table:style-name="ce27" table:formula="of:=SUM([.IZ7:.IZ41])" office:value-type="float" office:value="0">
            <text:p>0,0</text:p>
          </table:table-cell>
          <table:table-cell table:style-name="ce27" table:formula="of:=SUM([.JA7:.JA41])" office:value-type="float" office:value="7">
            <text:p>7,0</text:p>
          </table:table-cell>
          <table:table-cell table:style-name="ce27" table:formula="of:=SUM([.JB7:.JB41])" office:value-type="float" office:value="0">
            <text:p>0,0</text:p>
          </table:table-cell>
          <table:table-cell table:style-name="ce27" table:formula="of:=SUM([.JC7:.JC41])" office:value-type="float" office:value="7">
            <text:p>7,0</text:p>
          </table:table-cell>
          <table:table-cell table:style-name="ce27" table:formula="of:=SUM([.JD7:.JD41])" office:value-type="float" office:value="9.5">
            <text:p>9,5</text:p>
          </table:table-cell>
          <table:table-cell table:style-name="ce27" table:formula="of:=SUM([.JE7:.JE41])" office:value-type="float" office:value="9.5">
            <text:p>9,5</text:p>
          </table:table-cell>
          <table:table-cell table:style-name="ce27" table:formula="of:=SUM([.JF7:.JF41])" office:value-type="float" office:value="1">
            <text:p>1,0</text:p>
          </table:table-cell>
          <table:table-cell table:style-name="ce27" table:formula="of:=SUM([.JG7:.JG41])" office:value-type="float" office:value="0">
            <text:p>0,0</text:p>
          </table:table-cell>
          <table:table-cell table:style-name="ce27" table:formula="of:=SUM([.JH7:.JH41])" office:value-type="float" office:value="7.5">
            <text:p>7,5</text:p>
          </table:table-cell>
          <table:table-cell table:style-name="ce27" table:formula="of:=SUM([.JI7:.JI41])" office:value-type="float" office:value="9.5">
            <text:p>9,5</text:p>
          </table:table-cell>
          <table:table-cell table:style-name="ce27" table:formula="of:=SUM([.JJ7:.JJ41])" office:value-type="float" office:value="8">
            <text:p>8,0</text:p>
          </table:table-cell>
          <table:table-cell table:style-name="ce27" table:formula="of:=SUM([.JK7:.JK41])" office:value-type="float" office:value="8">
            <text:p>8,0</text:p>
          </table:table-cell>
          <table:table-cell table:style-name="ce27" table:formula="of:=SUM([.JL7:.JL41])" office:value-type="float" office:value="8">
            <text:p>8,0</text:p>
          </table:table-cell>
          <table:table-cell table:style-name="ce27" table:formula="of:=SUM([.JM7:.JM41])" office:value-type="float" office:value="0">
            <text:p>0,0</text:p>
          </table:table-cell>
          <table:table-cell table:style-name="ce27" table:formula="of:=SUM([.JN7:.JN41])" office:value-type="float" office:value="0">
            <text:p>0,0</text:p>
          </table:table-cell>
          <table:table-cell table:style-name="ce27" table:formula="of:=SUM([.JO7:.JO41])" office:value-type="float" office:value="0">
            <text:p>0,0</text:p>
          </table:table-cell>
          <table:table-cell table:style-name="ce27" table:formula="of:=SUM([.JP7:.JP41])" office:value-type="float" office:value="7">
            <text:p>7,0</text:p>
          </table:table-cell>
          <table:table-cell table:style-name="ce27" table:formula="of:=SUM([.JQ7:.JQ41])" office:value-type="float" office:value="8">
            <text:p>8,0</text:p>
          </table:table-cell>
          <table:table-cell table:style-name="ce27" table:formula="of:=SUM([.JR7:.JR41])" office:value-type="float" office:value="8">
            <text:p>8,0</text:p>
          </table:table-cell>
          <table:table-cell table:style-name="ce27" table:formula="of:=SUM([.JS7:.JS41])" office:value-type="float" office:value="8">
            <text:p>8,0</text:p>
          </table:table-cell>
          <table:table-cell table:style-name="ce27" table:formula="of:=SUM([.JT7:.JT41])" office:value-type="float" office:value="0">
            <text:p>0,0</text:p>
          </table:table-cell>
          <table:table-cell table:style-name="ce27" table:formula="of:=SUM([.JU7:.JU41])" office:value-type="float" office:value="0">
            <text:p>0,0</text:p>
          </table:table-cell>
          <table:table-cell table:style-name="ce27" table:formula="of:=SUM([.JV7:.JV41])" office:value-type="float" office:value="5">
            <text:p>5,0</text:p>
          </table:table-cell>
          <table:table-cell table:style-name="ce27" table:formula="of:=SUM([.JW7:.JW41])" office:value-type="float" office:value="8">
            <text:p>8,0</text:p>
          </table:table-cell>
          <table:table-cell table:style-name="ce27" table:formula="of:=SUM([.JX7:.JX41])" office:value-type="float" office:value="7">
            <text:p>7,0</text:p>
          </table:table-cell>
          <table:table-cell table:style-name="ce27" table:formula="of:=SUM([.JY7:.JY41])" office:value-type="float" office:value="8">
            <text:p>8,0</text:p>
          </table:table-cell>
          <table:table-cell table:style-name="ce27" table:formula="of:=SUM([.JZ7:.JZ41])" office:value-type="float" office:value="8">
            <text:p>8,0</text:p>
          </table:table-cell>
          <table:table-cell table:style-name="ce27" table:formula="of:=SUM([.KA7:.KA41])" office:value-type="float" office:value="0">
            <text:p>0,0</text:p>
          </table:table-cell>
          <table:table-cell table:style-name="ce27" table:formula="of:=SUM([.KB7:.KB41])" office:value-type="float" office:value="0">
            <text:p>0,0</text:p>
          </table:table-cell>
          <table:table-cell table:style-name="ce27" table:formula="of:=SUM([.KC7:.KC41])" office:value-type="float" office:value="8">
            <text:p>8,0</text:p>
          </table:table-cell>
          <table:table-cell table:style-name="ce27" table:formula="of:=SUM([.KD7:.KD41])" office:value-type="float" office:value="0">
            <text:p>0,0</text:p>
          </table:table-cell>
          <table:table-cell table:style-name="ce27" table:formula="of:=SUM([.KE7:.KE41])" office:value-type="float" office:value="9">
            <text:p>9,0</text:p>
          </table:table-cell>
          <table:table-cell table:style-name="ce27" table:formula="of:=SUM([.KF7:.KF41])" office:value-type="float" office:value="8">
            <text:p>8,0</text:p>
          </table:table-cell>
          <table:table-cell table:style-name="ce27" table:formula="of:=SUM([.KG7:.KG41])" office:value-type="float" office:value="7.5">
            <text:p>7,5</text:p>
          </table:table-cell>
          <table:table-cell table:style-name="ce27" table:formula="of:=SUM([.KH7:.KH41])" office:value-type="float" office:value="0">
            <text:p>0,0</text:p>
          </table:table-cell>
          <table:table-cell table:style-name="ce27" table:formula="of:=SUM([.KI7:.KI41])" office:value-type="float" office:value="0">
            <text:p>0,0</text:p>
          </table:table-cell>
          <table:table-cell table:style-name="ce27" table:formula="of:=SUM([.KJ7:.KJ41])" office:value-type="float" office:value="2">
            <text:p>2,0</text:p>
          </table:table-cell>
          <table:table-cell table:style-name="ce27" table:formula="of:=SUM([.KK7:.KK41])" office:value-type="float" office:value="7.5">
            <text:p>7,5</text:p>
          </table:table-cell>
          <table:table-cell table:style-name="ce27" table:formula="of:=SUM([.KL7:.KL41])" office:value-type="float" office:value="8">
            <text:p>8,0</text:p>
          </table:table-cell>
          <table:table-cell table:style-name="ce27" table:formula="of:=SUM([.KM7:.KM41])" office:value-type="float" office:value="8">
            <text:p>8,0</text:p>
          </table:table-cell>
          <table:table-cell table:style-name="ce27" table:formula="of:=SUM([.KN7:.KN41])" office:value-type="float" office:value="8.5">
            <text:p>8,5</text:p>
          </table:table-cell>
          <table:table-cell table:style-name="ce27" table:formula="of:=SUM([.KO7:.KO41])" office:value-type="float" office:value="0">
            <text:p>0,0</text:p>
          </table:table-cell>
          <table:table-cell table:style-name="ce27" table:formula="of:=SUM([.KP7:.KP41])" office:value-type="float" office:value="0">
            <text:p>0,0</text:p>
          </table:table-cell>
          <table:table-cell table:style-name="ce27" table:formula="of:=SUM([.KQ7:.KQ41])" office:value-type="float" office:value="7">
            <text:p>7,0</text:p>
          </table:table-cell>
          <table:table-cell table:style-name="ce27" table:formula="of:=SUM([.KR7:.KR41])" office:value-type="float" office:value="0">
            <text:p>0,0</text:p>
          </table:table-cell>
          <table:table-cell table:style-name="ce27" table:formula="of:=SUM([.KS7:.KS41])" office:value-type="float" office:value="5">
            <text:p>5,0</text:p>
          </table:table-cell>
          <table:table-cell table:style-name="ce27" table:formula="of:=SUM([.KT7:.KT41])" office:value-type="float" office:value="4">
            <text:p>4,0</text:p>
          </table:table-cell>
          <table:table-cell table:style-name="ce27" table:formula="of:=SUM([.KU7:.KU41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00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05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RealEstate</text:p>
          </table:table-cell>
          <table:table-cell table:style-name="ce27" table:formula="of:=SUM([.C8:.KU8])" office:value-type="float" office:value="4">
            <text:p>4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Default"/>
          <table:table-cell table:style-name="ce27" table:number-columns-repeated="297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9:.KU9])" office:value-type="float" office:value="20">
            <text:p>20,0</text:p>
          </table:table-cell>
          <table:table-cell table:style-name="ce27" table:number-columns-repeated="7"/>
          <table:table-cell table:style-name="ce27" office:value-type="float" office:value="2"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24.804cm" svg:y="4.966cm" draw:caption-point-x="0.608cm" draw:caption-point-y="-1.5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10:.KU10])" office:value-type="float" office:value="11">
            <text:p>1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1:.KU11])" office:value-type="float" office:value="15">
            <text:p>15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2:.KU12])" office:value-type="float" office:value="9">
            <text:p>9,0</text:p>
          </table:table-cell>
          <table:table-cell table:style-name="ce27" table:number-columns-repeated="22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3:.KU13])" office:value-type="float" office:value="16">
            <text:p>16,0</text:p>
          </table:table-cell>
          <table:table-cell table:style-name="ce27" table:number-columns-repeated="34"/>
          <table:table-cell table:style-name="ce27" office:value-type="float" office:value="2">
            <office:annotation office:display="true" draw:style-name="gr2" draw:text-style-name="P2" svg:width="2.899cm" svg:height="0.669cm" svg:x="83.015cm" svg:y="6.807cm" draw:caption-point-x="1.109cm" draw:caption-point-y="-0.84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1" draw:text-style-name="P2" svg:width="2.899cm" svg:height="0.991cm" svg:x="125.077cm" svg:y="6.622cm" draw:caption-point-x="-0.307cm" draw:caption-point-y="-0.66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2" draw:text-style-name="P2" svg:width="2.899cm" svg:height="0.669cm" svg:x="157.321cm" svg:y="7.277cm" draw:caption-point-x="1.321cm" draw:caption-point-y="-1.31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4:.KU14])" office:value-type="float" office:value="27.5">
            <text:p>27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70.95cm" svg:y="7.106cm" draw:caption-point-x="1.883cm" draw:caption-point-y="-0.5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2" draw:text-style-name="P2" svg:width="2.899cm" svg:height="0.669cm" svg:x="91.239cm" svg:y="6.18cm" draw:caption-point-x="-0.341cm" draw:caption-point-y="0.41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2" draw:text-style-name="P2" svg:width="2.899cm" svg:height="0.669cm" svg:x="99.867cm" svg:y="7.283cm" draw:caption-point-x="2.322cm" draw:caption-point-y="-0.68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04.619cm" svg:y="7.583cm" draw:caption-point-x="-0.172cm" draw:caption-point-y="-0.98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2" draw:text-style-name="P2" svg:width="2.899cm" svg:height="0.669cm" svg:x="194.877cm" svg:y="7.149cm" draw:caption-point-x="-0.105cm" draw:caption-point-y="-0.55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5:.KU15])" office:value-type="float" office:value="1">
            <text:p>1,0</text:p>
          </table:table-cell>
          <table:table-cell table:style-name="ce27" table:number-columns-repeated="83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6:.KU16])" office:value-type="float" office:value="32.5">
            <text:p>32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0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7:.KU17])" office:value-type="float" office:value="14.5">
            <text:p>14,5</text:p>
          </table:table-cell>
          <table:table-cell table:style-name="ce27" table:number-columns-repeated="27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8:.KU18])" office:value-type="float" office:value="207.5">
            <text:p>207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86.587cm" svg:y="9.996cm" draw:caption-point-x="-0.205cm" draw:caption-point-y="-0.84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93.497cm" svg:y="10.165cm" draw:caption-point-x="-0.341cm" draw:caption-point-y="-1.01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39.791cm" svg:y="10.282cm" draw:caption-point-x="0.786cm" draw:caption-point-y="-1.13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86.35cm" svg:y="7.698cm" draw:caption-point-x="-0.61cm" draw:caption-point-y="1.44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9:.KU19])" office:value-type="float" office:value="94">
            <text:p>94,0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54.771cm" svg:y="10.624cm" draw:caption-point-x="-0.003cm" draw:caption-point-y="-0.83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669cm" svg:x="116.045cm" svg:y="10.709cm" draw:caption-point-x="-0.307cm" draw:caption-point-y="-0.92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2" draw:text-style-name="P2" svg:width="2.899cm" svg:height="0.669cm" svg:x="182.979cm" svg:y="10.767cm" draw:caption-point-x="0.502cm" draw:caption-point-y="-0.98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39.949cm" svg:y="11.267cm" draw:caption-point-x="-0.657cm" draw:caption-point-y="-1.4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2" draw:text-style-name="P2" svg:width="2.899cm" svg:height="0.669cm" svg:x="344.583cm" svg:y="10.753cm" draw:caption-point-x="1.484cm" draw:caption-point-y="-0.96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20:.KU20])" office:value-type="float" office:value="54.5">
            <text:p>54,5</text:p>
          </table:table-cell>
          <table:table-cell table:style-name="ce27" table:number-columns-repeated="83"/>
          <table:table-cell table:style-name="ce27" office:value-type="float" office:value="3">
            <office:annotation office:display="true" draw:style-name="gr3" draw:text-style-name="P2" svg:width="2.899cm" svg:height="1.386cm" svg:x="194.439cm" svg:y="11.51cm" draw:caption-point-x="0.333cm" draw:caption-point-y="-1.08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899cm" svg:height="0.991cm" svg:x="208.796cm" svg:y="11.353cm" draw:caption-point-x="1.783cm" draw:caption-point-y="-0.9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1" draw:text-style-name="P2" svg:width="2.899cm" svg:height="0.991cm" svg:x="212.942cm" svg:y="11.853cm" draw:caption-point-x="-0.105cm" draw:caption-point-y="-1.4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249.31cm" svg:y="10.786cm" draw:caption-point-x="-0.343cm" draw:caption-point-y="-0.36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37.973cm" svg:y="13.242cm" draw:caption-point-x="1.319cm" draw:caption-point-y="-2.81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51.216cm" svg:y="11.507cm" draw:caption-point-x="1.625cm" draw:caption-point-y="-1.08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1" draw:text-style-name="P2" svg:width="2.899cm" svg:height="0.991cm" svg:x="406.705cm" svg:y="11.664cm" draw:caption-point-x="0.331cm" draw:caption-point-y="-1.2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1:.KU21])" office:value-type="float" office:value="25">
            <text:p>25,0</text:p>
          </table:table-cell>
          <table:table-cell table:style-name="ce27" table:number-columns-repeated="56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404.988cm" svg:y="12.606cm" draw:caption-point-x="2.048cm" draw:caption-point-y="-1.5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417cm" svg:height="0.991cm" svg:x="420.584cm" svg:y="11.927cm" draw:caption-point-x="2.259cm" draw:caption-point-y="-0.86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2:.KU22])" office:value-type="float" office:value="14.5">
            <text:p>14,5</text:p>
          </table:table-cell>
          <table:table-cell table:style-name="ce27" table:number-columns-repeated="188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3:.KU23])" office:value-type="float" office:value="10">
            <text:p>10,0</text:p>
          </table:table-cell>
          <table:table-cell table:style-name="ce27" table:number-columns-repeated="213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4:.KU24])" office:value-type="float" office:value="5">
            <text:p>5,0</text:p>
          </table:table-cell>
          <table:table-cell table:style-name="ce27" table:number-columns-repeated="168"/>
          <table:table-cell table:style-name="ce27" office:value-type="float" office:value="1.5">
            <office:annotation office:display="true" draw:style-name="gr1" draw:text-style-name="P2" svg:width="2.899cm" svg:height="0.991cm" svg:x="384.947cm" svg:y="13.929cm" draw:caption-point-x="1.766cm" draw:caption-point-y="-0.95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5:.KU25])" office:value-type="float" office:value="13">
            <text:p>13,0</text:p>
          </table:table-cell>
          <table:table-cell table:style-name="ce27" table:number-columns-repeated="232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6:.KU26])" office:value-type="float" office:value="4.5">
            <text:p>4,5</text:p>
          </table:table-cell>
          <table:table-cell table:style-name="ce27" table:number-columns-repeated="233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7:.KU27])" office:value-type="float" office:value="5">
            <text:p>5,0</text:p>
          </table:table-cell>
          <table:table-cell table:style-name="ce27" table:number-columns-repeated="239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8:.KU28])" office:value-type="float" office:value="24.5">
            <text:p>24,5</text:p>
          </table:table-cell>
          <table:table-cell table:style-name="ce27" table:number-columns-repeated="225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9:.KU29])" office:value-type="float" office:value="36">
            <text:p>36,0</text:p>
          </table:table-cell>
          <table:table-cell table:style-name="ce27" table:number-columns-repeated="196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30:.KU30])" office:value-type="float" office:value="151.5">
            <text:p>151,5</text:p>
          </table:table-cell>
          <table:table-cell table:style-name="ce27" table:number-columns-repeated="94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2" draw:text-style-name="P2" svg:width="2.899cm" svg:height="0.669cm" svg:x="241.412cm" svg:y="16.323cm" draw:caption-point-x="0.781cm" draw:caption-point-y="1.16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1" draw:text-style-name="P2" svg:width="2.899cm" svg:height="0.991cm" svg:x="245.061cm" svg:y="16.065cm" draw:caption-point-x="-0.61cm" draw:caption-point-y="1.42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2" draw:text-style-name="P2" svg:width="2.899cm" svg:height="0.669cm" svg:x="385.465cm" svg:y="16.798cm" draw:caption-point-x="1.248cm" draw:caption-point-y="0.6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2" draw:text-style-name="P2" svg:width="2.899cm" svg:height="0.669cm" svg:x="386.711cm" svg:y="18.582cm" draw:caption-point-x="2.26cm" draw:caption-point-y="-1.09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391.839cm" svg:y="16.097cm" draw:caption-point-x="-0.61cm" draw:caption-point-y="1.39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00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1:.KU31])" office:value-type="float" office:value="99">
            <text:p>99,0</text:p>
          </table:table-cell>
          <table:table-cell table:style-name="ce28" table:number-columns-repeated="42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2" draw:text-style-name="P2" svg:width="2.899cm" svg:height="0.669cm" svg:x="152.478cm" svg:y="16.847cm" draw:caption-point-x="-0.61cm" draw:caption-point-y="1.46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2" draw:text-style-name="P2" svg:width="2.899cm" svg:height="0.669cm" svg:x="204.415cm" svg:y="16.871cm" draw:caption-point-x="-0.61cm" draw:caption-point-y="1.43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2" draw:text-style-name="P2" svg:width="2.899cm" svg:height="0.669cm" svg:x="357.967cm" svg:y="16.909cm" draw:caption-point-x="-0.61cm" draw:caption-point-y="1.39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2" draw:text-style-name="P2" svg:width="2.899cm" svg:height="0.669cm" svg:x="373.609cm" svg:y="19.445cm" draw:caption-point-x="1.813cm" draw:caption-point-y="-1.1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1" draw:text-style-name="P2" svg:width="2.899cm" svg:height="0.991cm" svg:x="405.741cm" svg:y="16.826cm" draw:caption-point-x="1.295cm" draw:caption-point-y="1.48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36.837cm" svg:y="19.227cm" draw:caption-point-x="1.813cm" draw:caption-point-y="-0.9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80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2:.KU32])" office:value-type="float" office:value="4">
            <text:p>4,0</text:p>
          </table:table-cell>
          <table:table-cell table:style-name="ce27" table:number-columns-repeated="99"/>
          <table:table-cell table:style-name="ce27" office:value-type="float" office:value="1.5">
            <office:annotation office:display="true" draw:style-name="gr3" draw:text-style-name="P2" svg:width="2.899cm" svg:height="1.386cm" svg:x="231.512cm" svg:y="17.704cm" draw:caption-point-x="-0.61cm" draw:caption-point-y="1.42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05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3:.KU33])" office:value-type="float" office:value="30">
            <text:p>30,0</text:p>
          </table:table-cell>
          <table:table-cell table:style-name="ce27" table:number-columns-repeated="91"/>
          <table:table-cell table:style-name="ce27" office:value-type="float" office:value="1">
            <office:annotation office:display="true" draw:style-name="gr1" draw:text-style-name="P2" svg:width="2.899cm" svg:height="0.991cm" svg:x="211.425cm" svg:y="18.417cm" draw:caption-point-x="1.412cm" draw:caption-point-y="1.53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15.705cm" svg:y="18.517cm" draw:caption-point-x="-0.61cm" draw:caption-point-y="1.43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9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4:.KU34])" office:value-type="float" office:value="62">
            <text:p>62,0</text:p>
          </table:table-cell>
          <table:table-cell table:style-name="ce27" table:number-columns-repeated="98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240.545cm" svg:y="19.825cm" draw:caption-point-x="-0.61cm" draw:caption-point-y="1.42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14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5:.KU35])" office:value-type="float" office:value="100">
            <text:p>100,0</text:p>
          </table:table-cell>
          <table:table-cell table:style-name="ce27" table:number-columns-repeated="8"/>
          <table:table-cell table:style-name="ce27" office:value-type="float" office:value="1">
            <office:annotation office:display="true" draw:style-name="gr2" draw:text-style-name="P2" svg:width="2.899cm" svg:height="0.669cm" svg:x="25.547cm" svg:y="19.749cm" draw:caption-point-x="-0.135cm" draw:caption-point-y="2.32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53.12cm" svg:y="20.574cm" draw:caption-point-x="-0.61cm" draw:caption-point-y="1.49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2" draw:text-style-name="P2" svg:width="2.899cm" svg:height="0.669cm" svg:x="91.508cm" svg:y="20.589cm" draw:caption-point-x="-0.61cm" draw:caption-point-y="1.48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669cm" svg:x="109.573cm" svg:y="20.596cm" draw:caption-point-x="-0.61cm" draw:caption-point-y="1.47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2" draw:text-style-name="P2" svg:width="2.899cm" svg:height="0.669cm" svg:x="116.348cm" svg:y="20.597cm" draw:caption-point-x="-0.61cm" draw:caption-point-y="1.47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669cm" svg:x="125.38cm" svg:y="20.602cm" draw:caption-point-x="-0.61cm" draw:caption-point-y="1.46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2" draw:text-style-name="P2" svg:width="2.899cm" svg:height="0.669cm" svg:x="132.357cm" svg:y="20.837cm" draw:caption-point-x="1.446cm" draw:caption-point-y="1.23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36.671cm" svg:y="20.604cm" draw:caption-point-x="-0.61cm" draw:caption-point-y="1.46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145.882cm" svg:y="23.179cm" draw:caption-point-x="1.469cm" draw:caption-point-y="-1.10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1" draw:text-style-name="P2" svg:width="2.899cm" svg:height="0.991cm" svg:x="150.191cm" svg:y="20.696cm" draw:caption-point-x="1.677cm" draw:caption-point-y="1.37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54.736cm" svg:y="20.612cm" draw:caption-point-x="-0.61cm" draw:caption-point-y="1.45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72.801cm" svg:y="20.619cm" draw:caption-point-x="-0.61cm" draw:caption-point-y="1.45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80.72cm" svg:y="20.486cm" draw:caption-point-x="0.503cm" draw:caption-point-y="1.58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84.091cm" svg:y="20.622cm" draw:caption-point-x="-0.61cm" draw:caption-point-y="1.44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2" draw:text-style-name="P2" svg:width="2.899cm" svg:height="0.669cm" svg:x="201.764cm" svg:y="20.666cm" draw:caption-point-x="-0.218cm" draw:caption-point-y="1.40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1" draw:text-style-name="P2" svg:width="2.899cm" svg:height="0.991cm" svg:x="378.291cm" svg:y="20.677cm" draw:caption-point-x="-0.61cm" draw:caption-point-y="1.39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90.075cm" svg:y="21.289cm" draw:caption-point-x="1.154cm" draw:caption-point-y="0.7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437.425cm" svg:y="21.419cm" draw:caption-point-x="1.225cm" draw:caption-point-y="0.6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4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6:.KU36])" office:value-type="float" office:value="158.5">
            <text:p>158,5</text:p>
          </table:table-cell>
          <table:table-cell table:style-name="ce27"/>
          <table:table-cell table:style-name="ce27" office:value-type="float" office:value="3">
            <office:annotation office:display="true" draw:style-name="gr2" draw:text-style-name="P2" svg:width="2.899cm" svg:height="0.669cm" svg:x="10.215cm" svg:y="21.381cm" draw:caption-point-x="-0.61cm" draw:caption-point-y="1.511cm">
              <dc:creator>JR</dc:creator>
              <dc:date>2015-12-16T00:00:00</dc:date>
              <text:p text:style-name="P2">Reunion 2,5</text:p>
            </office:annotation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1" draw:text-style-name="P2" svg:width="2.899cm" svg:height="0.991cm" svg:x="14.732cm" svg:y="21.382cm" draw:caption-point-x="-0.61cm" draw:caption-point-y="1.50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21.506cm" svg:y="21.384cm" draw:caption-point-x="-0.61cm" draw:caption-point-y="1.50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2.899cm" svg:height="0.669cm" svg:x="24.952cm" svg:y="20.627cm" draw:caption-point-x="0.46cm" draw:caption-point-y="2.26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6.913cm" svg:y="21.475cm" draw:caption-point-x="0.757cm" draw:caption-point-y="1.41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30.539cm" svg:y="21.389cm" draw:caption-point-x="-0.61cm" draw:caption-point-y="1.50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7" table:number-columns-repeated="5"/>
          <table:table-cell table:style-name="ce27" office:value-type="float" office:value="1">
            <office:annotation office:display="true" draw:style-name="gr2" draw:text-style-name="P2" svg:width="2.899cm" svg:height="0.669cm" svg:x="44.087cm" svg:y="21.392cm" draw:caption-point-x="-0.61cm" draw:caption-point-y="1.49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57.636cm" svg:y="21.395cm" draw:caption-point-x="-0.61cm" draw:caption-point-y="1.49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68.927cm" svg:y="21.399cm" draw:caption-point-x="-0.61cm" draw:caption-point-y="1.49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991cm" svg:x="93.766cm" svg:y="21.411cm" draw:caption-point-x="-0.61cm" draw:caption-point-y="1.4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09.573cm" svg:y="21.415cm" draw:caption-point-x="-0.61cm" draw:caption-point-y="1.47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25.38cm" svg:y="21.421cm" draw:caption-point-x="-0.61cm" draw:caption-point-y="1.4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1" draw:text-style-name="P2" svg:width="2.899cm" svg:height="0.991cm" svg:x="129.255cm" svg:y="24.054cm" draw:caption-point-x="2.289cm" draw:caption-point-y="-1.16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32.492cm" svg:y="24.221cm" draw:caption-point-x="1.311cm" draw:caption-point-y="-1.3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36.611cm" svg:y="21.483cm" draw:caption-point-x="-0.55cm" draw:caption-point-y="1.40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1" draw:text-style-name="P2" svg:width="2.899cm" svg:height="0.991cm" svg:x="149.715cm" svg:y="24.232cm" draw:caption-point-x="2.153cm" draw:caption-point-y="-1.34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65.159cm" svg:y="21.385cm" draw:caption-point-x="0.257cm" draw:caption-point-y="1.50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1" draw:text-style-name="P2" svg:width="2.899cm" svg:height="0.991cm" svg:x="171.217cm" svg:y="23.736cm" draw:caption-point-x="0.974cm" draw:caption-point-y="-0.84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991cm" svg:x="194.236cm" svg:y="23.977cm" draw:caption-point-x="0.536cm" draw:caption-point-y="-1.08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95.685cm" svg:y="21.081cm" draw:caption-point-x="1.345cm" draw:caption-point-y="1.8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991cm" svg:x="204.415cm" svg:y="21.454cm" draw:caption-point-x="-0.61cm" draw:caption-point-y="1.43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991cm" svg:x="228.66cm" svg:y="21.739cm" draw:caption-point-x="-0.016cm" draw:caption-point-y="1.15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2" draw:text-style-name="P2" svg:width="2.899cm" svg:height="0.669cm" svg:x="245.537cm" svg:y="21.44cm" draw:caption-point-x="1.172cm" draw:caption-point-y="1.45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249.577cm" svg:y="21.47cm" draw:caption-point-x="-0.61cm" draw:caption-point-y="1.42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08.288cm" svg:y="21.48cm" draw:caption-point-x="-0.61cm" draw:caption-point-y="1.41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339.22cm" svg:y="21.534cm" draw:caption-point-x="0.072cm" draw:caption-point-y="1.35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1" draw:text-style-name="P2" svg:width="2.899cm" svg:height="0.991cm" svg:x="353.592cm" svg:y="21.537cm" draw:caption-point-x="1.507cm" draw:caption-point-y="1.35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991cm" svg:x="357.967cm" svg:y="21.492cm" draw:caption-point-x="-0.61cm" draw:caption-point-y="1.39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74.268cm" svg:y="24.075cm" draw:caption-point-x="1.154cm" draw:caption-point-y="-1.18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82.243cm" svg:y="20.98cm" draw:caption-point-x="2.212cm" draw:caption-point-y="1.91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385.558cm" svg:y="21.685cm" draw:caption-point-x="1.155cm" draw:caption-point-y="1.2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86.217cm" svg:y="24.032cm" draw:caption-point-x="2.754cm" draw:caption-point-y="-1.1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389.582cm" svg:y="24.009cm" draw:caption-point-x="1.647cm" draw:caption-point-y="-1.1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899cm" svg:height="0.991cm" svg:x="405.153cm" svg:y="21.738cm" draw:caption-point-x="1.883cm" draw:caption-point-y="1.15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158cm" svg:height="0.991cm" svg:x="420.513cm" svg:y="22.024cm" draw:caption-point-x="2.33cm" draw:caption-point-y="0.8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991cm" svg:x="433.897cm" svg:y="22.073cm" draw:caption-point-x="2.495cm" draw:caption-point-y="0.81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528.385cm" svg:y="22.795cm" draw:caption-point-x="0.59cm" draw:caption-point-y="0.09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14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7:.KU37])" office:value-type="float" office:value="137">
            <text:p>137,0</text:p>
          </table:table-cell>
          <table:table-cell table:style-name="ce27" table:number-columns-repeated="13"/>
          <table:table-cell table:style-name="ce27" office:value-type="float" office:value="2.5">
            <office:annotation office:display="true" draw:style-name="gr2" draw:text-style-name="P2" svg:width="2.899cm" svg:height="0.669cm" svg:x="36.926cm" svg:y="22.56cm" draw:caption-point-x="-0.223cm" draw:caption-point-y="1.15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7" table:number-columns-repeated="27"/>
          <table:table-cell table:style-name="ce27" office:value-type="float" office:value="2">
            <office:annotation office:display="true" draw:style-name="gr2" draw:text-style-name="P2" svg:width="2.899cm" svg:height="0.669cm" svg:x="100.272cm" svg:y="24.731cm" draw:caption-point-x="-0.341cm" draw:caption-point-y="-1.01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2" draw:text-style-name="P2" svg:width="2.899cm" svg:height="0.669cm" svg:x="117.359cm" svg:y="22.338cm" draw:caption-point-x="0.637cm" draw:caption-point-y="1.37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2" draw:text-style-name="P2" svg:width="2.899cm" svg:height="0.669cm" svg:x="152.865cm" svg:y="24.648cm" draw:caption-point-x="1.261cm" draw:caption-point-y="-0.93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2" draw:text-style-name="P2" svg:width="2.899cm" svg:height="0.669cm" svg:x="156.994cm" svg:y="22.254cm" draw:caption-point-x="-0.61cm" draw:caption-point-y="1.45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76.609cm" svg:y="24.925cm" draw:caption-point-x="2.356cm" draw:caption-point-y="-1.21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81.833cm" svg:y="24.159cm" draw:caption-point-x="-0.61cm" draw:caption-point-y="-0.44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1" draw:text-style-name="P2" svg:width="2.899cm" svg:height="0.991cm" svg:x="310.547cm" svg:y="22.301cm" draw:caption-point-x="-0.61cm" draw:caption-point-y="1.41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383.019cm" svg:y="24.921cm" draw:caption-point-x="1.436cm" draw:caption-point-y="-1.20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1.876cm" svg:height="0.669cm" svg:x="420.889cm" svg:y="24.835cm" draw:caption-point-x="1.954cm" draw:caption-point-y="-1.1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434.061cm" svg:y="24.676cm" draw:caption-point-x="2.331cm" draw:caption-point-y="-0.96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4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8:.KU38])" office:value-type="float" office:value="15">
            <text:p>15,0</text:p>
          </table:table-cell>
          <table:table-cell table:style-name="ce27" table:number-columns-repeated="70"/>
          <table:table-cell table:style-name="ce27" office:value-type="float" office:value="1.5">
            <office:annotation office:display="true" draw:style-name="gr2" draw:text-style-name="P2" svg:width="2.899cm" svg:height="0.669cm" svg:x="165.921cm" svg:y="24.772cm" draw:caption-point-x="-0.505cm" draw:caption-point-y="-0.23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80.755cm" svg:y="25.515cm" draw:caption-point-x="0.468cm" draw:caption-point-y="-0.98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296.731cm" svg:y="24.171cm" draw:caption-point-x="-0.343cm" draw:caption-point-y="0.36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14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9:.KU39])" office:value-type="float" office:value="16.5">
            <text:p>16,5</text:p>
          </table:table-cell>
          <table:table-cell table:style-name="ce27" table:number-columns-repeated="210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2" draw:text-style-name="P2" svg:width="2.899cm" svg:height="0.669cm" svg:x="523.751cm" svg:y="26.57cm" draw:caption-point-x="2.966cm" draw:caption-point-y="-1.2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14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40:.KU40])" office:value-type="float" office:value="104">
            <text:p>104,0</text:p>
          </table:table-cell>
          <table:table-cell table:style-name="ce27" table:number-columns-repeated="8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1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213.447cm" svg:y="24.831cm" draw:caption-point-x="-0.61cm" draw:caption-point-y="1.43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05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1:.KU41])" office:value-type="float" office:value="4">
            <text:p>4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44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16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8.5">
            <text:p>15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3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default-cell-style-name="ce35"/>
        <table:table-column table:style-name="co35" table:default-cell-style-name="ce35"/>
        <table:table-column table:style-name="co3" table:number-columns-repeated="1012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17">
            <text:p>1417</text:p>
          </table:table-cell>
          <table:table-cell table:formula="of:=[TimeLog.B6]" office:value-type="float" office:value="1525.5">
            <text:p>1525,5</text:p>
          </table:table-cell>
          <table:table-cell table:formula="of:=[.B3]/[.A3]" office:value-type="float" office:value="1.07657021877205">
            <text:p>1,07657021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BF6:.F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23" office:value-type="string">
            <text:p>Total</text:p>
          </table:table-cell>
          <table:table-cell table:formula="of:=SUM([TimeLog.M6:.B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7" table:formula="of:=SUM([TimeLog.FO20:.GZ20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BF7:.F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23"/>
          <table:table-cell table:formula="of:=SUM([TimeLog.M7:.B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7" table:formula="of:=SUM([TimeLog.FO21:.GZ21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F13:.FN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23" office:value-type="string">
            <text:p>Theory</text:p>
          </table:table-cell>
          <table:table-cell table:formula="of:=SUM([TimeLog.M9:.BE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7" table:formula="of:=SUM([TimeLog.FO22:.GZ22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F14:.FN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23" office:value-type="string">
            <text:p>ExperimentalModeling</text:p>
          </table:table-cell>
          <table:table-cell table:formula="of:=SUM([TimeLog.M10:.BE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9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7" table:formula="of:=SUM([TimeLog.FO23:.GZ23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F15:.FN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23" office:value-type="string">
            <text:p>CorrelatedSyntheticData</text:p>
          </table:table-cell>
          <table:table-cell table:formula="of:=SUM([TimeLog.M11:.BE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7" table:formula="of:=SUM([TimeLog.FO24:.GZ24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F16:.FN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23" office:value-type="string">
            <text:p>MediationEcotox</text:p>
          </table:table-cell>
          <table:table-cell table:formula="of:=SUM([TimeLog.M12:.BE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7" table:formula="of:=SUM([TimeLog.FO25:.GZ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F17:.FN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23" office:value-type="string">
            <text:p>Plan</text:p>
          </table:table-cell>
          <table:table-cell table:formula="of:=SUM([TimeLog.M13:.BE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7" table:formula="of:=SUM([TimeLog.FO26:.GZ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F18:.FN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23" office:value-type="string">
            <text:p>DensityGeneration</text:p>
          </table:table-cell>
          <table:table-cell table:formula="of:=SUM([TimeLog.M14:.BE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7" table:formula="of:=SUM([TimeLog.FO27:.GZ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F19:.FN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23" office:value-type="string">
            <text:p>PatentsMining</text:p>
          </table:table-cell>
          <table:table-cell table:formula="of:=SUM([TimeLog.M16:.BE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7" table:formula="of:=SUM([TimeLog.FO28:.GZ28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F20:.FN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23" office:value-type="string">
            <text:p>MetaZipf</text:p>
          </table:table-cell>
          <table:table-cell table:formula="of:=SUM([TimeLog.M17:.BE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7" table:formula="of:=SUM([TimeLog.FO29:.GZ29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F21:.FN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23" office:value-type="string">
            <text:p>Monitorat</text:p>
          </table:table-cell>
          <table:table-cell table:formula="of:=SUM([TimeLog.M18:.BE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7" table:formula="of:=SUM([TimeLog.FO30:.GZ30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F22:.FN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23" office:value-type="string">
            <text:p>CyberGeo</text:p>
          </table:table-cell>
          <table:table-cell table:formula="of:=SUM([TimeLog.M19:.BE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7" table:formula="of:=SUM([TimeLog.FO31:.GZ3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F23:.FN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4" office:value-type="string">
            <text:p>Synthetic Data Control</text:p>
          </table:table-cell>
          <table:table-cell table:formula="of:=SUM([TimeLog.M31:.BE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7" table:formula="of:=SUM([TimeLog.FO32:.GZ32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BF24:.FN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23" office:value-type="string">
            <text:p>Technical Tools</text:p>
          </table:table-cell>
          <table:table-cell table:formula="of:=SUM([TimeLog.M35:.BE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O33:.GZ33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BF25:.FN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23" office:value-type="string">
            <text:p>Organisation/Workflow</text:p>
          </table:table-cell>
          <table:table-cell table:formula="of:=SUM([TimeLog.M36:.BE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7" table:formula="of:=SUM([TimeLog.FO34:.GZ34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BF26:.FN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23" office:value-type="string">
            <text:p>Seminar/Conference/Course</text:p>
          </table:table-cell>
          <table:table-cell table:formula="of:=SUM([TimeLog.M37:.BE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7" table:formula="of:=SUM([TimeLog.FO35:.GZ35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BF27:.FN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2" office:value-type="string">
            <text:p>General Bibliography</text:p>
          </table:table-cell>
          <table:table-cell table:formula="of:=SUM([TimeLog.M40:.BE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7" table:formula="of:=SUM([TimeLog.FO36:.GZ36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BF28:.FN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7" table:formula="of:=SUM([TimeLog.FO37:.GZ37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BF29:.FN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7" table:formula="of:=SUM([TimeLog.FO38:.GZ38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BF30:.FN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7" table:formula="of:=SUM([TimeLog.FO39:.GZ39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BF31:.FN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7" table:formula="of:=SUM([TimeLog.FO40:.GZ40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BF32:.FN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23"/>
          <table:table-cell table:number-columns-repeated="1012"/>
        </table:table-row>
        <table:table-row table:style-name="ro33">
          <table:table-cell table:formula="of:=[TimeLog.A41]" office:value-type="string" office:string-value="CarPooling (side project)">
            <text:p>CarPooling (side project)</text:p>
          </table:table-cell>
          <table:table-cell table:style-name="ce37" table:formula="of:=SUM([TimeLog.FO41:.GZ41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BF33:.FN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FO42:.GZ42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BF34:.FN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2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O43:.GZ43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BF35:.FN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7" table:formula="of:=SUM([TimeLog.FO44:.GZ44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BF36:.FN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7" table:formula="of:=SUM([TimeLog.FO45:.GZ45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BF37:.FN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BF38:.FN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BF39:.FN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BF40:.FN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BF41:.FN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7">
            <text:p>30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6/12/2015</text:date>, <text:time>18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6T18:18:47</dc:date>
    <dc:creator>Juste Raimbault</dc:creator>
    <meta:editing-duration>P17DT23H44M55S</meta:editing-duration>
    <meta:editing-cycles>643</meta:editing-cycles>
    <meta:generator>OpenOffice/4.1.1$Unix OpenOffice.org_project/411m6$Build-9775</meta:generator>
    <meta:document-statistic meta:table-count="10" meta:cell-count="47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U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U6" chart:class="chart:bar">
            <chart:data-point chart:repeated="3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KU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